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e0c2cd"/>
    </style:style>
    <style:style style:name="ce9" style:family="table-cell" style:parent-style-name="Default">
      <style:table-cell-properties fo:background-color="#ffdbb6"/>
    </style:style>
    <style:style style:name="ce11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dbb6"/>
    </style:style>
    <style:style style:name="ce14" style:family="table-cell" style:parent-style-name="Default">
      <style:table-cell-properties fo:background-color="#ffd7d7"/>
    </style:style>
    <style:style style:name="ce15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2"/>
        <table:table-row table:style-name="ro1">
          <table:table-cell/>
          <table:table-cell table:style-name="ce11" office:value-type="string" calcext:value-type="string">
            <text:p>original</text:p>
          </table:table-cell>
          <table:table-cell table:style-name="ce13" office:value-type="string" calcext:value-type="string">
            <text:p>cnc</text:p>
          </table:table-cell>
          <table:table-cell table:style-name="ce14" office:value-type="string" calcext:value-type="string">
            <text:p>all</text:p>
          </table:table-cell>
          <table:table-cell table:style-name="ce15"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8x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1</text:p>
          </table:table-cell>
          <table:table-cell office:value-type="float" office:value="0.0193030834197998" calcext:value-type="float">
            <text:p>0.0193030834198</text:p>
          </table:table-cell>
          <table:table-cell office:value-type="float" office:value="0.0216586589813232" calcext:value-type="float">
            <text:p>0.021658658981323</text:p>
          </table:table-cell>
          <table:table-cell office:value-type="float" office:value="0.0236301422119141" calcext:value-type="float">
            <text:p>0.023630142211914</text:p>
          </table:table-cell>
          <table:table-cell office:value-type="float" office:value="0.0721449851989746" calcext:value-type="float">
            <text:p>0.072144985198975</text:p>
          </table:table-cell>
          <table:table-cell/>
        </table:table-row>
        <table:table-row table:style-name="ro1">
          <table:table-cell/>
          <table:table-cell office:value-type="float" office:value="0.00237774848937988" calcext:value-type="float">
            <text:p>0.00237774848938</text:p>
          </table:table-cell>
          <table:table-cell office:value-type="float" office:value="0.00319910049438477" calcext:value-type="float">
            <text:p>0.003199100494385</text:p>
          </table:table-cell>
          <table:table-cell office:value-type="float" office:value="0.00331306457519531" calcext:value-type="float">
            <text:p>0.003313064575195</text:p>
          </table:table-cell>
          <table:table-cell office:value-type="float" office:value="0.0071098804473877" calcext:value-type="float">
            <text:p>0.007109880447388</text:p>
          </table:table-cell>
          <table:table-cell/>
        </table:table-row>
        <table:table-row table:style-name="ro1">
          <table:table-cell/>
          <table:table-cell table:style-name="ce11" office:value-type="float" office:value="0.0216808319091797" calcext:value-type="float">
            <text:p>0.02168083190918</text:p>
          </table:table-cell>
          <table:table-cell table:style-name="ce13" office:value-type="float" office:value="0.024857759475708" calcext:value-type="float">
            <text:p>0.024857759475708</text:p>
          </table:table-cell>
          <table:table-cell table:style-name="ce14" office:value-type="float" office:value="0.0269432067871094" calcext:value-type="float">
            <text:p>0.026943206787109</text:p>
          </table:table-cell>
          <table:table-cell table:style-name="ce15" office:value-type="float" office:value="0.0792548656463623" calcext:value-type="float">
            <text:p>0.079254865646362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ex2</text:p>
          </table:table-cell>
          <table:table-cell office:value-type="float" office:value="0.0206298828125" calcext:value-type="float">
            <text:p>0.0206298828125</text:p>
          </table:table-cell>
          <table:table-cell office:value-type="float" office:value="0.023165225982666" calcext:value-type="float">
            <text:p>0.023165225982666</text:p>
          </table:table-cell>
          <table:table-cell office:value-type="float" office:value="0.0251040458679199" calcext:value-type="float">
            <text:p>0.02510404586792</text:p>
          </table:table-cell>
          <table:table-cell office:value-type="float" office:value="0.0306999683380127" calcext:value-type="float">
            <text:p>0.030699968338013</text:p>
          </table:table-cell>
          <table:table-cell/>
        </table:table-row>
        <table:table-row table:style-name="ro1">
          <table:table-cell/>
          <table:table-cell office:value-type="float" office:value="0.00239706039428711" calcext:value-type="float">
            <text:p>0.002397060394287</text:p>
          </table:table-cell>
          <table:table-cell office:value-type="float" office:value="0.00321507453918457" calcext:value-type="float">
            <text:p>0.003215074539185</text:p>
          </table:table-cell>
          <table:table-cell office:value-type="float" office:value="0.0031440258026123" calcext:value-type="float">
            <text:p>0.003144025802612</text:p>
          </table:table-cell>
          <table:table-cell office:value-type="float" office:value="0.00437784194946289" calcext:value-type="float">
            <text:p>0.004377841949463</text:p>
          </table:table-cell>
          <table:table-cell/>
        </table:table-row>
        <table:table-row table:style-name="ro1">
          <table:table-cell/>
          <table:table-cell table:style-name="ce11" office:value-type="float" office:value="0.0230269432067871" calcext:value-type="float">
            <text:p>0.023026943206787</text:p>
          </table:table-cell>
          <table:table-cell table:style-name="ce13" office:value-type="float" office:value="0.0263803005218506" calcext:value-type="float">
            <text:p>0.026380300521851</text:p>
          </table:table-cell>
          <table:table-cell table:style-name="ce14" office:value-type="float" office:value="0.0282480716705322" calcext:value-type="float">
            <text:p>0.028248071670532</text:p>
          </table:table-cell>
          <table:table-cell table:style-name="ce15" office:value-type="float" office:value="0.0350778102874756" calcext:value-type="float">
            <text:p>0.035077810287476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ex3</text:p>
          </table:table-cell>
          <table:table-cell office:value-type="float" office:value="0.021773099899292" calcext:value-type="float">
            <text:p>0.021773099899292</text:p>
          </table:table-cell>
          <table:table-cell office:value-type="float" office:value="0.0174970626831055" calcext:value-type="float">
            <text:p>0.017497062683106</text:p>
          </table:table-cell>
          <table:table-cell office:value-type="float" office:value="0.0165159702301025" calcext:value-type="float">
            <text:p>0.016515970230103</text:p>
          </table:table-cell>
          <table:table-cell office:value-type="float" office:value="0.0211560726165772" calcext:value-type="float">
            <text:p>0.021156072616577</text:p>
          </table:table-cell>
          <table:table-cell/>
        </table:table-row>
        <table:table-row table:style-name="ro1">
          <table:table-cell/>
          <table:table-cell office:value-type="float" office:value="0.00256085395812988" calcext:value-type="float">
            <text:p>0.00256085395813</text:p>
          </table:table-cell>
          <table:table-cell office:value-type="float" office:value="0.0027012825012207" calcext:value-type="float">
            <text:p>0.002701282501221</text:p>
          </table:table-cell>
          <table:table-cell office:value-type="float" office:value="0.00252580642700195" calcext:value-type="float">
            <text:p>0.002525806427002</text:p>
          </table:table-cell>
          <table:table-cell office:value-type="float" office:value="0.00295019149780273" calcext:value-type="float">
            <text:p>0.002950191497803</text:p>
          </table:table-cell>
          <table:table-cell/>
        </table:table-row>
        <table:table-row table:style-name="ro1">
          <table:table-cell/>
          <table:table-cell table:style-name="ce11" office:value-type="float" office:value="0.0243339538574219" calcext:value-type="float">
            <text:p>0.024333953857422</text:p>
          </table:table-cell>
          <table:table-cell table:style-name="ce13" office:value-type="float" office:value="0.0201983451843262" calcext:value-type="float">
            <text:p>0.020198345184326</text:p>
          </table:table-cell>
          <table:table-cell table:style-name="ce14" office:value-type="float" office:value="0.0190417766571045" calcext:value-type="float">
            <text:p>0.019041776657105</text:p>
          </table:table-cell>
          <table:table-cell table:style-name="ce15" office:value-type="float" office:value="0.0241062641143799" calcext:value-type="float">
            <text:p>0.0241062641143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ex4</text:p>
          </table:table-cell>
          <table:table-cell office:value-type="float" office:value="0.012937068939209" calcext:value-type="float">
            <text:p>0.012937068939209</text:p>
          </table:table-cell>
          <table:table-cell office:value-type="float" office:value="0.0199508666992188" calcext:value-type="float">
            <text:p>0.019950866699219</text:p>
          </table:table-cell>
          <table:table-cell office:value-type="float" office:value="0.0149393081665039" calcext:value-type="float">
            <text:p>0.014939308166504</text:p>
          </table:table-cell>
          <table:table-cell office:value-type="float" office:value="0.0245509147644043" calcext:value-type="float">
            <text:p>0.024550914764404</text:p>
          </table:table-cell>
          <table:table-cell/>
        </table:table-row>
        <table:table-row table:style-name="ro1">
          <table:table-cell/>
          <table:table-cell office:value-type="float" office:value="0.00229787826538086" calcext:value-type="float">
            <text:p>0.002297878265381</text:p>
          </table:table-cell>
          <table:table-cell office:value-type="float" office:value="0.00328707695007324" calcext:value-type="float">
            <text:p>0.003287076950073</text:p>
          </table:table-cell>
          <table:table-cell office:value-type="float" office:value="0.00280976295471191" calcext:value-type="float">
            <text:p>0.002809762954712</text:p>
          </table:table-cell>
          <table:table-cell office:value-type="float" office:value="0.00361204147338867" calcext:value-type="float">
            <text:p>0.003612041473389</text:p>
          </table:table-cell>
          <table:table-cell/>
        </table:table-row>
        <table:table-row table:style-name="ro1">
          <table:table-cell/>
          <table:table-cell table:style-name="ce11" office:value-type="float" office:value="0.0152349472045898" calcext:value-type="float">
            <text:p>0.01523494720459</text:p>
          </table:table-cell>
          <table:table-cell table:style-name="ce13" office:value-type="float" office:value="0.023237943649292" calcext:value-type="float">
            <text:p>0.023237943649292</text:p>
          </table:table-cell>
          <table:table-cell table:style-name="ce14" office:value-type="float" office:value="0.0177490711212158" calcext:value-type="float">
            <text:p>0.017749071121216</text:p>
          </table:table-cell>
          <table:table-cell table:style-name="ce15" office:value-type="float" office:value="0.028162956237793" calcext:value-type="float">
            <text:p>0.028162956237793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16x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1</text:p>
          </table:table-cell>
          <table:table-cell office:value-type="float" office:value="0.019672155380249" calcext:value-type="float">
            <text:p>0.019672155380249</text:p>
          </table:table-cell>
          <table:table-cell office:value-type="float" office:value="0.0334529876708984" calcext:value-type="float">
            <text:p>0.033452987670898</text:p>
          </table:table-cell>
          <table:table-cell office:value-type="float" office:value="0.0174636840820313" calcext:value-type="float">
            <text:p>0.017463684082031</text:p>
          </table:table-cell>
          <table:table-cell office:value-type="float" office:value="0.0450873374938965" calcext:value-type="float">
            <text:p>0.045087337493897</text:p>
          </table:table-cell>
          <table:table-cell/>
        </table:table-row>
        <table:table-row table:style-name="ro1">
          <table:table-cell/>
          <table:table-cell office:value-type="float" office:value="0.00519990921020508" calcext:value-type="float">
            <text:p>0.005199909210205</text:p>
          </table:table-cell>
          <table:table-cell office:value-type="float" office:value="0.0039372444152832" calcext:value-type="float">
            <text:p>0.003937244415283</text:p>
          </table:table-cell>
          <table:table-cell office:value-type="float" office:value="0.00361418724060059" calcext:value-type="float">
            <text:p>0.003614187240601</text:p>
          </table:table-cell>
          <table:table-cell office:value-type="float" office:value="0.00565862655639648" calcext:value-type="float">
            <text:p>0.005658626556396</text:p>
          </table:table-cell>
          <table:table-cell/>
        </table:table-row>
        <table:table-row table:style-name="ro1">
          <table:table-cell/>
          <table:table-cell table:style-name="ce11" office:value-type="float" office:value="0.0248720645904541" calcext:value-type="float">
            <text:p>0.024872064590454</text:p>
          </table:table-cell>
          <table:table-cell table:style-name="ce13" office:value-type="float" office:value="0.0373902320861816" calcext:value-type="float">
            <text:p>0.037390232086182</text:p>
          </table:table-cell>
          <table:table-cell table:style-name="ce14" office:value-type="float" office:value="0.0210778713226318" calcext:value-type="float">
            <text:p>0.021077871322632</text:p>
          </table:table-cell>
          <table:table-cell table:style-name="ce15" office:value-type="float" office:value="0.050745964050293" calcext:value-type="float">
            <text:p>0.05074596405029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32x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0.212452173233032" calcext:value-type="float">
            <text:p>0.212452173233032</text:p>
          </table:table-cell>
          <table:table-cell office:value-type="float" office:value="0.148684024810791" calcext:value-type="float">
            <text:p>0.148684024810791</text:p>
          </table:table-cell>
          <table:table-cell office:value-type="float" office:value="0.179287910461426" calcext:value-type="float">
            <text:p>0.179287910461426</text:p>
          </table:table-cell>
          <table:table-cell office:value-type="float" office:value="0.233361005783081" calcext:value-type="float">
            <text:p>0.233361005783081</text:p>
          </table:table-cell>
          <table:table-cell/>
        </table:table-row>
        <table:table-row table:style-name="ro1">
          <table:table-cell/>
          <table:table-cell office:value-type="float" office:value="0.0780448913574219" calcext:value-type="float">
            <text:p>0.078044891357422</text:p>
          </table:table-cell>
          <table:table-cell office:value-type="float" office:value="0.0116522312164307" calcext:value-type="float">
            <text:p>0.011652231216431</text:p>
          </table:table-cell>
          <table:table-cell office:value-type="float" office:value="0.0135600566864014" calcext:value-type="float">
            <text:p>0.013560056686401</text:p>
          </table:table-cell>
          <table:table-cell office:value-type="float" office:value="0.0167951583862305" calcext:value-type="float">
            <text:p>0.016795158386231</text:p>
          </table:table-cell>
          <table:table-cell/>
        </table:table-row>
        <table:table-row table:style-name="ro1">
          <table:table-cell/>
          <table:table-cell table:style-name="ce11" office:value-type="float" office:value="0.290497064590454" calcext:value-type="float">
            <text:p>0.290497064590454</text:p>
          </table:table-cell>
          <table:table-cell table:style-name="ce13" office:value-type="float" office:value="0.160336256027222" calcext:value-type="float">
            <text:p>0.160336256027222</text:p>
          </table:table-cell>
          <table:table-cell table:style-name="ce14" office:value-type="float" office:value="0.192847967147827" calcext:value-type="float">
            <text:p>0.192847967147827</text:p>
          </table:table-cell>
          <table:table-cell table:style-name="ce15" office:value-type="float" office:value="0.250156164169311" calcext:value-type="float">
            <text:p>0.25015616416931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.08091068267822" calcext:value-type="float">
            <text:p>1.08091068267822</text:p>
          </table:table-cell>
          <table:table-cell office:value-type="float" office:value="0.59061598777771" calcext:value-type="float">
            <text:p>0.59061598777771</text:p>
          </table:table-cell>
          <table:table-cell office:value-type="float" office:value="0.681121110916138" calcext:value-type="float">
            <text:p>0.681121110916138</text:p>
          </table:table-cell>
          <table:table-cell office:value-type="float" office:value="0.553831815719605" calcext:value-type="float">
            <text:p>0.553831815719605</text:p>
          </table:table-cell>
          <table:table-cell/>
        </table:table-row>
        <table:table-row table:style-name="ro1">
          <table:table-cell/>
          <table:table-cell office:value-type="float" office:value="0.305031061172485" calcext:value-type="float">
            <text:p>0.305031061172485</text:p>
          </table:table-cell>
          <table:table-cell office:value-type="float" office:value="0.0295801162719727" calcext:value-type="float">
            <text:p>0.029580116271973</text:p>
          </table:table-cell>
          <table:table-cell office:value-type="float" office:value="0.0338490009307861" calcext:value-type="float">
            <text:p>0.033849000930786</text:p>
          </table:table-cell>
          <table:table-cell office:value-type="float" office:value="0.0256063938140869" calcext:value-type="float">
            <text:p>0.025606393814087</text:p>
          </table:table-cell>
          <table:table-cell/>
        </table:table-row>
        <table:table-row table:style-name="ro1">
          <table:table-cell/>
          <table:table-cell table:style-name="ce11" office:value-type="float" office:value="1.38594174385071" calcext:value-type="float">
            <text:p>1.38594174385071</text:p>
          </table:table-cell>
          <table:table-cell table:style-name="ce13" office:value-type="float" office:value="0.620196104049683" calcext:value-type="float">
            <text:p>0.620196104049683</text:p>
          </table:table-cell>
          <table:table-cell table:style-name="ce14" office:value-type="float" office:value="0.714970111846924" calcext:value-type="float">
            <text:p>0.714970111846924</text:p>
          </table:table-cell>
          <table:table-cell table:style-name="ce15" office:value-type="float" office:value="0.579438209533691" calcext:value-type="float">
            <text:p>0.57943820953369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2.71303987503052" calcext:value-type="float">
            <text:p>2.71303987503052</text:p>
          </table:table-cell>
          <table:table-cell office:value-type="float" office:value="1.91876697540283" calcext:value-type="float">
            <text:p>1.91876697540283</text:p>
          </table:table-cell>
          <table:table-cell office:value-type="float" office:value="1.91706299781799" calcext:value-type="float">
            <text:p>1.91706299781799</text:p>
          </table:table-cell>
          <table:table-cell office:value-type="float" office:value="1.69107508659363" calcext:value-type="float">
            <text:p>1.69107508659363</text:p>
          </table:table-cell>
          <table:table-cell/>
        </table:table-row>
        <table:table-row table:style-name="ro1">
          <table:table-cell/>
          <table:table-cell office:value-type="float" office:value="0.63037896156311" calcext:value-type="float">
            <text:p>0.63037896156311</text:p>
          </table:table-cell>
          <table:table-cell office:value-type="float" office:value="0.161125898361206" calcext:value-type="float">
            <text:p>0.161125898361206</text:p>
          </table:table-cell>
          <table:table-cell office:value-type="float" office:value="0.138775110244751" calcext:value-type="float">
            <text:p>0.138775110244751</text:p>
          </table:table-cell>
          <table:table-cell office:value-type="float" office:value="0.104501962661743" calcext:value-type="float">
            <text:p>0.104501962661743</text:p>
          </table:table-cell>
          <table:table-cell/>
        </table:table-row>
        <table:table-row table:style-name="ro1">
          <table:table-cell/>
          <table:table-cell table:style-name="ce11" office:value-type="float" office:value="3.34341883659363" calcext:value-type="float">
            <text:p>3.34341883659363</text:p>
          </table:table-cell>
          <table:table-cell table:style-name="ce13" office:value-type="float" office:value="2.07989287376404" calcext:value-type="float">
            <text:p>2.07989287376404</text:p>
          </table:table-cell>
          <table:table-cell table:style-name="ce14" office:value-type="float" office:value="2.05583810806274" calcext:value-type="float">
            <text:p>2.05583810806274</text:p>
          </table:table-cell>
          <table:table-cell table:style-name="ce15" office:value-type="float" office:value="1.79557704925537" calcext:value-type="float">
            <text:p>1.79557704925537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64x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0.34364128112793" calcext:value-type="float">
            <text:p>0.34364128112793</text:p>
          </table:table-cell>
          <table:table-cell office:value-type="float" office:value="0.380681991577148" calcext:value-type="float">
            <text:p>0.380681991577148</text:p>
          </table:table-cell>
          <table:table-cell office:value-type="float" office:value="0.997836112976074" calcext:value-type="float">
            <text:p>0.997836112976074</text:p>
          </table:table-cell>
          <table:table-cell office:value-type="float" office:value="4.3840594291687" calcext:value-type="float">
            <text:p>4.3840594291687</text:p>
          </table:table-cell>
          <table:table-cell/>
        </table:table-row>
        <table:table-row table:style-name="ro1">
          <table:table-cell/>
          <table:table-cell office:value-type="float" office:value="0.241175889968872" calcext:value-type="float">
            <text:p>0.241175889968872</text:p>
          </table:table-cell>
          <table:table-cell office:value-type="float" office:value="0.0231578350067139" calcext:value-type="float">
            <text:p>0.023157835006714</text:p>
          </table:table-cell>
          <table:table-cell office:value-type="float" office:value="0.0446088314056397" calcext:value-type="float">
            <text:p>0.04460883140564</text:p>
          </table:table-cell>
          <table:table-cell office:value-type="float" office:value="0.124261617660522" calcext:value-type="float">
            <text:p>0.124261617660522</text:p>
          </table:table-cell>
          <table:table-cell/>
        </table:table-row>
        <table:table-row table:style-name="ro1">
          <table:table-cell/>
          <table:table-cell table:style-name="ce11" office:value-type="float" office:value="0.584817171096802" calcext:value-type="float">
            <text:p>0.584817171096802</text:p>
          </table:table-cell>
          <table:table-cell table:style-name="ce13" office:value-type="float" office:value="0.403839826583862" calcext:value-type="float">
            <text:p>0.403839826583862</text:p>
          </table:table-cell>
          <table:table-cell table:style-name="ce14" office:value-type="float" office:value="1.04244494438171" calcext:value-type="float">
            <text:p>1.04244494438171</text:p>
          </table:table-cell>
          <table:table-cell table:style-name="ce15" office:value-type="float" office:value="4.50832104682922" calcext:value-type="float">
            <text:p>4.50832104682922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medium1</text:p>
          </table:table-cell>
          <table:table-cell office:value-type="float" office:value="8.72410297393799" calcext:value-type="float">
            <text:p>8.72410297393799</text:p>
          </table:table-cell>
          <table:table-cell office:value-type="float" office:value="5.65979099273682" calcext:value-type="float">
            <text:p>5.65979099273682</text:p>
          </table:table-cell>
          <table:table-cell office:value-type="float" office:value="6.78032302856445" calcext:value-type="float">
            <text:p>6.78032302856445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office:value-type="float" office:value="2.3703510761261" calcext:value-type="float">
            <text:p>2.3703510761261</text:p>
          </table:table-cell>
          <table:table-cell office:value-type="float" office:value="0.420130014419556" calcext:value-type="float">
            <text:p>0.420130014419556</text:p>
          </table:table-cell>
          <table:table-cell office:value-type="float" office:value="0.566392183303833" calcext:value-type="float">
            <text:p>0.566392183303833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ce11" office:value-type="float" office:value="11.0944540500641" calcext:value-type="float">
            <text:p>11.0944540500641</text:p>
          </table:table-cell>
          <table:table-cell table:style-name="ce13" office:value-type="float" office:value="6.07992100715637" calcext:value-type="float">
            <text:p>6.07992100715637</text:p>
          </table:table-cell>
          <table:table-cell table:style-name="ce14" office:value-type="float" office:value="7.34671521186829" calcext:value-type="float">
            <text:p>7.34671521186829</text:p>
          </table:table-cell>
          <table:table-cell table:style-name="ce15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medium2</text:p>
          </table:table-cell>
          <table:table-cell office:value-type="float" office:value="1.58825206756592" calcext:value-type="float">
            <text:p>1.58825206756592</text:p>
          </table:table-cell>
          <table:table-cell office:value-type="float" office:value="0.618443727493286" calcext:value-type="float">
            <text:p>0.618443727493286</text:p>
          </table:table-cell>
          <table:table-cell office:value-type="float" office:value="1.70455574989319" calcext:value-type="float">
            <text:p>1.70455574989319</text:p>
          </table:table-cell>
          <table:table-cell office:value-type="float" office:value="2.23081469535828" calcext:value-type="float">
            <text:p>2.23081469535828</text:p>
          </table:table-cell>
          <table:table-cell/>
        </table:table-row>
        <table:table-row table:style-name="ro1">
          <table:table-cell/>
          <table:table-cell office:value-type="float" office:value="0.400965929031372" calcext:value-type="float">
            <text:p>0.400965929031372</text:p>
          </table:table-cell>
          <table:table-cell office:value-type="float" office:value="0.0368969440460205" calcext:value-type="float">
            <text:p>0.036896944046021</text:p>
          </table:table-cell>
          <table:table-cell office:value-type="float" office:value="0.0634112358093262" calcext:value-type="float">
            <text:p>0.063411235809326</text:p>
          </table:table-cell>
          <table:table-cell office:value-type="float" office:value="0.0839743614196777" calcext:value-type="float">
            <text:p>0.083974361419678</text:p>
          </table:table-cell>
          <table:table-cell/>
        </table:table-row>
        <table:table-row table:style-name="ro1">
          <table:table-cell/>
          <table:table-cell table:style-name="ce11" office:value-type="float" office:value="1.98921799659729" calcext:value-type="float">
            <text:p>1.98921799659729</text:p>
          </table:table-cell>
          <table:table-cell table:style-name="ce13" office:value-type="float" office:value="0.655340671539307" calcext:value-type="float">
            <text:p>0.655340671539307</text:p>
          </table:table-cell>
          <table:table-cell table:style-name="ce14" office:value-type="float" office:value="1.76796698570251" calcext:value-type="float">
            <text:p>1.76796698570251</text:p>
          </table:table-cell>
          <table:table-cell table:style-name="ce15" office:value-type="float" office:value="2.31478905677795" calcext:value-type="float">
            <text:p>2.3147890567779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36.8576400279999" calcext:value-type="float">
            <text:p>36.8576400279999</text:p>
          </table:table-cell>
          <table:table-cell office:value-type="float" office:value="35.2538239955902" calcext:value-type="float">
            <text:p>35.2538239955902</text:p>
          </table:table-cell>
          <table:table-cell office:value-type="float" office:value="35.2023460865021" calcext:value-type="float">
            <text:p>35.2023460865021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office:value-type="float" office:value="14.862368106842" calcext:value-type="float">
            <text:p>14.862368106842</text:p>
          </table:table-cell>
          <table:table-cell office:value-type="float" office:value="6.15085816383362" calcext:value-type="float">
            <text:p>6.15085816383362</text:p>
          </table:table-cell>
          <table:table-cell office:value-type="float" office:value="5.39345908164978" calcext:value-type="float">
            <text:p>5.39345908164978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ce11" office:value-type="float" office:value="51.7200081348419" calcext:value-type="float">
            <text:p>51.7200081348419</text:p>
          </table:table-cell>
          <table:table-cell table:style-name="ce13" office:value-type="float" office:value="41.4046821594238" calcext:value-type="float">
            <text:p>41.4046821594238</text:p>
          </table:table-cell>
          <table:table-cell table:style-name="ce14" office:value-type="float" office:value="40.5958051681519" calcext:value-type="float">
            <text:p>40.5958051681519</text:p>
          </table:table-cell>
          <table:table-cell table:style-name="ce15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4:53:04.297408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2:47:22.353700736</meta:creation-date>
    <dc:date>2022-02-18T13:32:43.502263748</dc:date>
    <meta:editing-duration>PT21M33S</meta:editing-duration>
    <meta:editing-cycles>6</meta:editing-cycles>
    <meta:generator>LibreOffice/6.4.7.2$Linux_X86_64 LibreOffice_project/40$Build-2</meta:generator>
    <meta:document-statistic meta:table-count="1" meta:cell-count="164" meta:object-count="0"/>
  </office:meta>
</office:document-meta>
</file>